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200000235E274F036.png"/>
  <manifest:file-entry manifest:media-type="image/png" manifest:full-path="Pictures/10000000000000200000002000309F1C.png"/>
  <manifest:file-entry manifest:media-type="image/png" manifest:full-path="Pictures/10000201000007AE000007D06B8CE5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5.325cm"/>
    </style:style>
    <style:style style:name="P1" style:family="paragraph">
      <style:paragraph-properties fo:text-align="center"/>
    </style:style>
    <style:style style:name="P2" style:family="paragraph">
      <style:text-properties fo:font-family="'Yu Gothic UI Semilight'" style:font-family-generic="swiss" style:font-pitch="variable" fo:font-size="16pt" style:font-size-asian="16pt" style:font-size-complex="16pt"/>
    </style:style>
    <style:style style:name="T1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2" style:family="text">
      <style:text-properties fo:font-family="'Yu Gothic UI Semiligh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4cm" svg:height="16.215cm" svg:x="2.613cm" svg:y="2.017cm">
          <draw:image xlink:href="Pictures/10000201000007AE000007D06B8CE5DE.png" xlink:type="simple" xlink:show="embed" xlink:actuate="onLoad">
            <text:p/>
          </draw:image>
        </draw:frame>
        <draw:ellipse draw:style-name="gr2" draw:text-style-name="P1" draw:layer="layout" svg:width="13.396cm" svg:height="13.428cm" svg:x="3.901cm" svg:y="3.406cm">
          <text:p/>
        </draw:ellipse>
        <draw:ellipse draw:style-name="gr2" draw:text-style-name="P1" draw:layer="layout" svg:width="15.843cm" svg:height="15.881cm" svg:x="2.71cm" svg:y="2.116cm">
          <text:p/>
        </draw:ellipse>
        <draw:frame draw:style-name="gr1" draw:text-style-name="P1" draw:layer="layout" svg:width="9.821cm" svg:height="8.864cm" svg:x="1.801cm" svg:y="18.951cm">
          <draw:image xlink:href="Pictures/100002010000027200000235E274F036.png" xlink:type="simple" xlink:show="embed" xlink:actuate="onLoad">
            <text:p/>
          </draw:image>
        </draw:frame>
        <draw:line draw:style-name="gr3" draw:text-style-name="P1" draw:layer="layout" svg:x1="16.305cm" svg:y1="15.611cm" svg:x2="16.305cm" svg:y2="20.109cm">
          <text:p/>
        </draw:line>
        <draw:rect draw:style-name="gr2" draw:text-style-name="P1" draw:layer="layout" svg:width="6.582cm" svg:height="5.702cm" svg:x="12.666cm" svg:y="20.142cm">
          <text:p/>
        </draw:rect>
        <draw:frame draw:style-name="gr4" draw:text-style-name="P2" draw:layer="layout" svg:width="6.548cm" svg:height="5.575cm" svg:x="12.667cm" svg:y="20.175cm">
          <draw:text-box>
            <text:p text:style-name="P2"><text:span text:style-name="T1">S1.....S16</text:span></text:p>
            <text:p text:style-name="P2"><text:span text:style-name="T2">We use 16 ball sensors to fully see the ball in the field. <text:s/>The received data from the sensors is now interpolated via software. The sensors are handled by our slave microcontroller: ATMEGA32U4, who exchanges data with the Teensy.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9M17S</meta:editing-duration>
    <meta:editing-cycles>9</meta:editing-cycles>
    <meta:generator>OpenOffice/4.1.6$Win32 OpenOffice.org_project/416m1$Build-9790</meta:generator>
    <dc:date>2021-06-10T12:28:10.62</dc:date>
    <dc:creator>Siria Sannino</dc:creator>
    <meta:document-statistic meta:object-count="7"/>
  </office:meta>
</office:document-meta>
</file>